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503cm" fo:min-width="0cm" fo:padding-top="0.108cm" fo:padding-bottom="0cm" fo:padding-left="0cm" fo:padding-right="0cm" fo:wrap-option="wrap" draw:shadow="hidden" draw:shadow-color="#808080"/>
    </style:style>
    <style:style style:name="pr2" style:family="presentation" style:parent-style-name="Predeterminado-notes">
      <style:graphic-properties draw:stroke="none" draw:fill="none" draw:fill-color="#ffffff" draw:auto-grow-height="true" fo:min-height="13.363cm" draw:shadow="hidden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="hidden" draw:shadow-color="#808080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="hidden" draw:shadow-color="#808080"/>
    </style:style>
    <style:style style:name="pr5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148cm" fo:min-width="0cm" fo:padding-top="0.108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3" style:family="paragraph">
      <style:paragraph-properties fo:margin-left="0cm" fo:margin-right="0cm" fo:line-height="93%" fo:text-align="center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1.199cm" fo:margin-right="0cm" fo:margin-top="0cm" fo:margin-bottom="0.502cm" fo:line-height="93%" fo:text-indent="-0.9cm" style:line-break="stric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T1" style:family="text">
      <style:text-properties fo:color="#000000" fo:language="es" fo:country="ES"/>
    </style:style>
    <style:style style:name="T2" style:family="text">
      <style:text-properties fo:color="#000000" fo:font-size="24pt" fo:language="es" fo:country="ES" style:font-size-asian="24pt" style:font-size-complex="24pt"/>
    </style:style>
    <style:style style:name="T3" style:family="text">
      <style:text-properties fo:color="#000000" fo:language="es" fo:country="ES" fo:font-weight="bold" style:font-weight-asian="bold" style:font-weight-complex="bold"/>
    </style:style>
    <style:style style:name="T4" style:family="text">
      <style:text-properties fo:color="#000000" fo:language="es" fo:country="ES" fo:font-weight="normal" style:font-weight-asian="normal" style:font-weight-complex="normal"/>
    </style:style>
    <style:style style:name="T5" style:family="text">
      <style:text-properties fo:color="#000000" fo:language="es" fo:country="E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000000" fo:language="es" fo:country="E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draw:id="id1">
        <office:forms form:automatic-focus="false" form:apply-design-mode="false"/>
        <draw:frame presentation:style-name="pr1" draw:text-style-name="P2" draw:layer="layout" svg:width="25.193cm" svg:height="3.611cm" svg:x="1.397cm" svg:y="0.783cm" presentation:class="title">
          <draw:text-box>
            <text:p text:style-name="P1"><text:span text:style-name="T1">TEMA 7: LA HOJA DE CÁLCULO</text:span></text:p>
          </draw:text-box>
        </draw:frame>
        <draw:custom-shape draw:style-name="gr1" draw:text-style-name="P4" draw:id="id2" draw:layer="layout" svg:width="22.498cm" svg:height="4.026cm" svg:x="2.999cm" svg:y="13cm">
          <text:p text:style-name="P3"><text:span text:style-name="T2">TECNOLOGÍAS 3º ESO</text:span></text:p>
          <text:p text:style-name="P3"><text:span text:style-name="T2">IES EDUARDO VALENCIA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draw:id="id3">
        <office:forms form:automatic-focus="false" form:apply-design-mode="false"/>
        <draw:frame presentation:style-name="pr3" draw:text-style-name="P4" draw:layer="layout" svg:width="25.197cm" svg:height="3.507cm" svg:x="1.397cm" svg:y="0.838cm" presentation:class="title" presentation:user-transformed="true">
          <draw:text-box>
            <text:p text:style-name="P1"><text:span text:style-name="T1">ÍNDICE</text:span></text:p>
          </draw:text-box>
        </draw:frame>
        <draw:frame presentation:style-name="pr4" draw:text-style-name="P4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5"><text:span text:style-name="T1">OPERACIONES MATEMÁTICAS MEDIANTE SOFTWARE</text:span></text:p>
              </text:list-item>
              <text:list-item>
                <text:p text:style-name="P5"><text:span text:style-name="T1">LA HOJA DE CÁLCULO</text:span></text:p>
              </text:list-item>
              <text:list-item>
                <text:p text:style-name="P5"><text:span text:style-name="T1">ELEMENTOS DE UNA HOJA DE CÁLCULO</text:span></text:p>
                <text:p text:style-name="P5"><text:span text:style-name="T1"/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fill="hold" presentation:node-type="main-sequence"/>
        </anim:par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draw:id="id4">
        <office:forms form:automatic-focus="false" form:apply-design-mode="false"/>
        <draw:frame presentation:style-name="pr5" draw:text-style-name="P4" draw:id="id5" draw:layer="layout" svg:width="25.197cm" svg:height="3.571cm" svg:x="1.397cm" svg:y="0.803cm" presentation:class="title" presentation:user-transformed="true">
          <draw:text-box>
            <text:p text:style-name="P1"><text:span text:style-name="T1">1. EL SOFTWARE PARA REALIZAR OPERACIONES</text:span></text:p>
          </draw:text-box>
        </draw:frame>
        <draw:frame presentation:style-name="pr4" draw:text-style-name="P4" draw:id="id6" draw:layer="layout" svg:width="25.197cm" svg:height="13.86cm" svg:x="1.397cm" svg:y="4.912cm" presentation:class="outline" presentation:user-transformed="true">
          <draw:text-box>
            <text:p text:style-name="P6"><text:span text:style-name="T1">UNA </text:span><text:span text:style-name="T3">HOJA DE CÁLCULO</text:span><text:span text:style-name="T4"> ES UN PROGRAMA INFORMÁTICO QUE PUEDE REALIZAR OPERACIONES MÁTEMÁTICAS A PARTIR DE DATOS INSCRITOS EN TABLAS.</text:span></text:p>
            <text:p text:style-name="P6"><text:span text:style-name="T4">A DIFERENCIA DE UNA CALCULADORA, LAS HOJAS DE CÁLCULO MANTIENEN ORGANIZADOS Y ORDENADOS VARIOS DATOS A LA VEZ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6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draw:id="id7">
        <office:forms form:automatic-focus="false" form:apply-design-mode="false"/>
        <draw:frame presentation:style-name="pr5" draw:text-style-name="P4" draw:layer="layout" svg:width="25.197cm" svg:height="3.571cm" svg:x="1.397cm" svg:y="0.803cm" presentation:class="title" presentation:user-transformed="true">
          <draw:text-box>
            <text:p text:style-name="P1"><text:span text:style-name="T1">1. EL SOFTWARE PARA REALIZAR OPERACIONES</text:span></text:p>
          </draw:text-box>
        </draw:frame>
        <draw:frame presentation:style-name="pr4" draw:text-style-name="P4" draw:id="id8" draw:layer="layout" svg:width="25.197cm" svg:height="13.86cm" svg:x="1.397cm" svg:y="4.912cm" presentation:class="outline" presentation:user-transformed="true">
          <draw:text-box>
            <text:p text:style-name="P6"><text:span text:style-name="T4">LAS TABLAS DE LAS HOJAS DE CÁLCULO PUEDEN UTILIZARSE EN OTROS PROGRAMAS INFORMÁTICOS.</text:span></text:p>
            <text:p text:style-name="P6"><text:span text:style-name="T4">EL SOFTWARE MÁS POPULAR DE ESTE TIPO ES </text:span><text:span text:style-name="T3">OPENOFFICE CALC </text:span><text:span text:style-name="T4">Y </text:span><text:span text:style-name="T3">MICROSOFT OFFICE EXCEL</text:span></text:p>
          </draw:text-box>
        </draw:frame>
        <anim:par presentation:node-type="timing-root">
          <anim:par smil:begin="id7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8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draw:id="id9">
        <office:forms form:automatic-focus="false" form:apply-design-mode="false"/>
        <draw:frame presentation:style-name="pr5" draw:text-style-name="P4" draw:layer="layout" svg:width="25.197cm" svg:height="3.571cm" svg:x="1.397cm" svg:y="0.803cm" presentation:class="title" presentation:user-transformed="true">
          <draw:text-box>
            <text:p text:style-name="P1"><text:span text:style-name="T1">2. LA HOJA DE CÁLCULO COMO HERRAMIENTA INFORMÁTICA</text:span></text:p>
          </draw:text-box>
        </draw:frame>
        <draw:frame presentation:style-name="pr4" draw:text-style-name="P4" draw:id="id10" draw:layer="layout" svg:width="25.197cm" svg:height="13.86cm" svg:x="1.397cm" svg:y="4.912cm" presentation:class="outline" presentation:user-transformed="true">
          <draw:text-box>
            <text:p text:style-name="P6"><text:span text:style-name="T4">YA TENEMOS EXPERIENCIA CON OTROS SOFTWARES OFIMÁTICOS, COMO WORD, ASÍ QUE YA SABEMOS EN QUE CONSISTE </text:span><text:span text:style-name="T5">ABRIR UN ARCHIVO, GUARDAR, GUARDAR COMO, IMPRIMIR, CERRAR UN DOCUMENTO</text:span><text:span text:style-name="T6">... Y OTRAS FUNCIONES BÁSICAS.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0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draw:id="id11">
        <office:forms form:automatic-focus="false" form:apply-design-mode="false"/>
        <draw:frame presentation:style-name="pr5" draw:text-style-name="P4" draw:layer="layout" svg:width="25.197cm" svg:height="3.571cm" svg:x="1.397cm" svg:y="0.803cm" presentation:class="title" presentation:user-transformed="true">
          <draw:text-box>
            <text:p text:style-name="P1"><text:span text:style-name="T1">3. ELEMENTOS DE UNA HOJA DE CÁLCULO.</text:span></text:p>
          </draw:text-box>
        </draw:frame>
        <draw:frame presentation:style-name="pr4" draw:text-style-name="P4" draw:id="id12" draw:layer="layout" svg:width="25.197cm" svg:height="13.86cm" svg:x="1.397cm" svg:y="4.912cm" presentation:class="outline" presentation:user-transformed="true">
          <draw:text-box>
            <text:p text:style-name="P6"><text:span text:style-name="T4">LOS DATOS DE UNA HOJA DE CÁLCULO SE INTRODUCEN EN UNA TABLA, ORGANIZADA POR FILAS (HORIZONTALES, NUMERADAS) Y POR COLUMNAS (VERTICALES, ORGANIZADAS ALFABÉTICAMENTE).</text:span></text:p>
            <text:p text:style-name="P6"><text:span text:style-name="T4">CADA CUADRADO DE LA TABLA SE LLAMA </text:span><text:span text:style-name="T3">CELDA</text:span></text:p>
            <text:p text:style-name="P6"><text:span text:style-name="T4">ASÍ, LA CELDA C4, SE REFERIRÍA AL CONTENIDO DE LA CELDA DE LA TERCERA COLUMNA Y DE LA CUARTA FILA.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2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draw:id="id13">
        <office:forms form:automatic-focus="false" form:apply-design-mode="false"/>
        <draw:frame presentation:style-name="pr5" draw:text-style-name="P4" draw:layer="layout" svg:width="25.197cm" svg:height="3.571cm" svg:x="1.397cm" svg:y="0.803cm" presentation:class="title" presentation:user-transformed="true">
          <draw:text-box>
            <text:p text:style-name="P1"><text:span text:style-name="T1">3. ELEMENTOS DE UNA HOJA DE CÁLCULO.</text:span></text:p>
          </draw:text-box>
        </draw:frame>
        <draw:frame presentation:style-name="pr4" draw:text-style-name="P4" draw:id="id14" draw:layer="layout" svg:width="25.197cm" svg:height="13.86cm" svg:x="1.397cm" svg:y="4.912cm" presentation:class="outline" presentation:user-transformed="true">
          <draw:text-box>
            <text:p text:style-name="P6"><text:span text:style-name="T4">EN UNA CELDA, PODEMOS ESCRIBIR LO QUE QUERAMOS; NÚMEROS, LETRAS...</text:span></text:p>
            <text:p text:style-name="P6"><text:span text:style-name="T4">SI LO QUE QUEREMOS ES QUE HAGA UNA OPERACIÓN, TENDREMOS QUE PRECEDER LA FÓRMULA DEL SIGNO =</text:span></text:p>
            <text:p text:style-name="P6"><text:span text:style-name="T4">EJ: =26/4</text:span></text:p>
            <text:p text:style-name="P6"><text:span text:style-name="T4">SI ESCRIBIMOS EL NOMBRE DE UNA CELDA, LA OPERACIÓN SE REALIZARÁ CON EL CONTENIDO DE DICHA CELDA.</text:span></text:p>
            <text:p text:style-name="P6"><text:span text:style-name="T4">EJ: =B3*5</text:span></text:p>
            <text:p text:style-name="P6"><text:span text:style-name="T4">(Multiplicaría el número escrito en B3 por 5)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4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draw:id="id15">
        <office:forms form:automatic-focus="false" form:apply-design-mode="false"/>
        <draw:frame presentation:style-name="pr5" draw:text-style-name="P4" draw:layer="layout" svg:width="25.197cm" svg:height="3.571cm" svg:x="1.397cm" svg:y="0.803cm" presentation:class="title" presentation:user-transformed="true">
          <draw:text-box>
            <text:p text:style-name="P1"><text:span text:style-name="T1">3. ELEMENTOS DE UNA HOJA DE CÁLCULO.</text:span></text:p>
          </draw:text-box>
        </draw:frame>
        <draw:frame presentation:style-name="pr4" draw:text-style-name="P4" draw:id="id16" draw:layer="layout" svg:width="25.197cm" svg:height="13.86cm" svg:x="1.397cm" svg:y="4.912cm" presentation:class="outline" presentation:user-transformed="true">
          <draw:text-box>
            <text:p text:style-name="P6"><text:span text:style-name="T4">LAS HOJAS DE CÁLCULO SE ESCRIBEN EN </text:span><text:span text:style-name="T3">LIBROS</text:span><text:span text:style-name="T4"> CON VARIAS HOJAS. PODEMOS SELECCIONAR EN CADA MOMENTO LA HOJA CON LA QUE ESTAMOS TRABAJANDO.</text:span></text:p>
            <text:p text:style-name="P6"><text:span text:style-name="T4">LOS </text:span><text:span text:style-name="T3">RANGOS DE CELDAS </text:span><text:span text:style-name="T4">SON GRUPOS DE CELDAS CONSECUTIVAS. SE NOMBRAN SEPARANDO POR DOS PUNTOS LOS NOMBRES DE LA CELDA SUPERIOR DERECHA E INFERIOR IZQUIERDA</text:span></text:p>
            <text:p text:style-name="P6"><text:span text:style-name="T4">(EJ: A3:C15)</text:span></text:p>
          </draw:text-box>
        </draw:frame>
        <anim:par presentation:node-type="timing-root">
          <anim:par smil:begin="id15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6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draw:id="id17">
        <office:forms form:automatic-focus="false" form:apply-design-mode="false"/>
        <draw:frame presentation:style-name="pr5" draw:text-style-name="P4" draw:layer="layout" svg:width="25.197cm" svg:height="3.571cm" svg:x="1.397cm" svg:y="0.803cm" presentation:class="title" presentation:user-transformed="true">
          <draw:text-box>
            <text:p text:style-name="P1"><text:span text:style-name="T1">3. ELEMENTOS DE UNA HOJA DE CÁLCULO.</text:span></text:p>
          </draw:text-box>
        </draw:frame>
        <draw:frame presentation:style-name="pr4" draw:text-style-name="P4" draw:id="id18" draw:layer="layout" svg:width="25.197cm" svg:height="13.86cm" svg:x="1.397cm" svg:y="4.912cm" presentation:class="outline" presentation:user-transformed="true">
          <draw:text-box>
            <text:p text:style-name="P6"><text:span text:style-name="T4">PÁGINA 155 DEL LIBRO DE TEXTO: REALIZAR ACTIVIDADES 3,4,5 Y 6</text:span></text:p>
            <text:p text:style-name="P6"><text:span text:style-name="T4"/></text:p>
            <text:p text:style-name="P6"><text:span text:style-name="T4">PÁGINA 156 DEL LIBRO DE TEXTO: REALIZAR LA PRÁCTICA PROPUESTA Y LA GRABAMOS CON EL NOMBRE </text:span><text:span text:style-name="T3">PRÁCTICA1</text:span><text:span text:style-name="T4">, PARA ENVIAR A TRAVÉS DE MENTOR.</text:span></text:p>
            <text:p text:style-name="P6"><text:span text:style-name="T4">PÁGINA 157 DEL LIBRO DE TEXTO: REALIZAR EL EJERCICIO 8 Y EL EJERCICIO 9, GRABARLOS COMO </text:span><text:span text:style-name="T3">PRÁCTICA2 </text:span><text:span text:style-name="T4">Y </text:span><text:span text:style-name="T3">PRÁCTICA3</text:span><text:span text:style-name="T4">, Y ENVIAR A TRAVÉS DE MENTOR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8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9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draw:id="id19">
        <office:forms form:automatic-focus="false" form:apply-design-mode="false"/>
        <draw:frame presentation:style-name="pr5" draw:text-style-name="P4" draw:layer="layout" svg:width="25.197cm" svg:height="3.571cm" svg:x="1.397cm" svg:y="0.803cm" presentation:class="title" presentation:user-transformed="true">
          <draw:text-box>
            <text:p text:style-name="P1"><text:span text:style-name="T1">3. ELEMENTOS DE UNA HOJA DE CÁLCULO.</text:span></text:p>
          </draw:text-box>
        </draw:frame>
        <draw:frame presentation:style-name="pr4" draw:text-style-name="P4" draw:id="id20" draw:layer="layout" svg:width="25.197cm" svg:height="13.86cm" svg:x="1.397cm" svg:y="4.912cm" presentation:class="outline" presentation:user-transformed="true">
          <draw:text-box>
            <text:list text:style-name="L4">
              <text:list-header>
                <text:p>LA <text:span text:style-name="T7">BARRA DE FÓRMULAS</text:span><text:span text:style-name="T8"> NOS PERMITE VER Y MODIFICAR LAS OPERACIONES QUE SE ESTÁN REALIZANDO EN CADA CELDA, DADO QUE EN DICHA CELDA SÓLO PUEDE VERSE EL RESULTADO DE DICHAS OPERACIONES.</text:span></text:p>
              </text:list-header>
            </text:list>
          </draw:text-box>
        </draw:frame>
        <anim:par presentation:node-type="timing-root">
          <anim:par smil:begin="id19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0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draw:id="id21">
        <office:forms form:automatic-focus="false" form:apply-design-mode="false"/>
        <draw:frame presentation:style-name="pr5" draw:text-style-name="P4" draw:layer="layout" svg:width="25.197cm" svg:height="3.571cm" svg:x="1.397cm" svg:y="0.803cm" presentation:class="title" presentation:user-transformed="true">
          <draw:text-box>
            <text:p text:style-name="P1"><text:span text:style-name="T1">3. ELEMENTOS DE UNA HOJA DE CÁLCULO.</text:span></text:p>
          </draw:text-box>
        </draw:frame>
        <draw:frame presentation:style-name="pr4" draw:text-style-name="P4" draw:id="id22" draw:layer="layout" svg:width="25.197cm" svg:height="13.86cm" svg:x="1.397cm" svg:y="4.912cm" presentation:class="outline" presentation:user-transformed="true">
          <draw:text-box>
            <text:list text:style-name="L4">
              <text:list-header>
                <text:p><text:span text:style-name="T8">EL </text:span><text:span text:style-name="T7">ASISTENTE</text:span><text:span text:style-name="T8"> NOS AYUDA EN LA REALIZACIÓN DE FUNCIONES MATEMÁTICAS MÁS COMPLEJAS QUE SUMAR, RESTAR...</text:span></text:p>
                <text:p><text:span text:style-name="T8">AL ABRIR EL ASISTENTE, NOS OFRECERÁ LA TOTALIDAD DE LAS OPERACIONES QUE SE PUEDEN REALIZAR, ORDENADAS POR GRUPOS (MATEMÁTICAS, FINANCIERAS, LÓGICAS...)</text:span></text:p>
              </text:list-header>
            </text:list>
          </draw:text-box>
        </draw:frame>
        <anim:par presentation:node-type="timing-root">
          <anim:par smil:begin="id21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2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draw:id="id23">
        <office:forms form:automatic-focus="false" form:apply-design-mode="false"/>
        <draw:frame presentation:style-name="pr5" draw:text-style-name="P4" draw:layer="layout" svg:width="25.197cm" svg:height="3.571cm" svg:x="1.397cm" svg:y="0.803cm" presentation:class="title" presentation:user-transformed="true">
          <draw:text-box>
            <text:p text:style-name="P1"><text:span text:style-name="T1">3. ELEMENTOS DE UNA HOJA DE CÁLCULO.</text:span></text:p>
          </draw:text-box>
        </draw:frame>
        <draw:frame presentation:style-name="pr4" draw:text-style-name="P4" draw:id="id24" draw:layer="layout" svg:width="25.197cm" svg:height="13.86cm" svg:x="1.397cm" svg:y="4.912cm" presentation:class="outline" presentation:user-transformed="true">
          <draw:text-box>
            <text:list text:style-name="L4">
              <text:list-header>
                <text:p><text:span text:style-name="T8">EL </text:span><text:span text:style-name="T7">FORMATO</text:span><text:span text:style-name="T8"> DE LAS CELDAS NOS PERMITE CONFIGURAR LA ESTÉTICA DE LA TABLA: COLORES, BORDES, ALINEACIÓN DE LOS NÚMEROS, TIPO DE NÚMERO, ETC...</text:span></text:p>
              </text:list-header>
            </text:list>
          </draw:text-box>
        </draw:frame>
        <anim:par presentation:node-type="timing-root">
          <anim:par smil:begin="id23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4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draw:id="id25">
        <office:forms form:automatic-focus="false" form:apply-design-mode="false"/>
        <draw:frame presentation:style-name="pr5" draw:text-style-name="P4" draw:layer="layout" svg:width="25.197cm" svg:height="3.571cm" svg:x="1.397cm" svg:y="0.803cm" presentation:class="title" presentation:user-transformed="true">
          <draw:text-box>
            <text:p text:style-name="P1"><text:span text:style-name="T1">3. ELEMENTOS DE UNA HOJA DE CÁLCULO.</text:span></text:p>
          </draw:text-box>
        </draw:frame>
        <draw:frame presentation:style-name="pr4" draw:text-style-name="P4" draw:id="id26" draw:layer="layout" svg:width="25.197cm" svg:height="13.86cm" svg:x="1.397cm" svg:y="4.912cm" presentation:class="outline" presentation:user-transformed="true">
          <draw:text-box>
            <text:list text:style-name="L4">
              <text:list-header>
                <text:p>ALGUNOS FORMATOS DE NÚMEROS MUY POPULARES SON <text:span text:style-name="T7">NÚMERO</text:span><text:span text:style-name="T8"> (SIMPLE), </text:span><text:span text:style-name="T7">MONEDA</text:span><text:span text:style-name="T8"> Y </text:span><text:span text:style-name="T7">FECHA</text:span><text:span text:style-name="T8">. ADEMÁS, DESDE </text:span><text:span text:style-name="T7">FORMATO</text:span><text:span text:style-name="T8">, SE PUEDE ELEGIR SI QUEREMOS TRABAJAR CON NÚMEROS ENTEROS, NÚMERO DE DECIMALES, ETC...</text:span></text:p>
              </text:list-header>
            </text:list>
          </draw:text-box>
        </draw:frame>
        <anim:par presentation:node-type="timing-root">
          <anim:par smil:begin="id25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0-height/2;y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6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draw:id="id27">
        <office:forms form:automatic-focus="false" form:apply-design-mode="false"/>
        <draw:frame presentation:style-name="pr5" draw:text-style-name="P4" draw:layer="layout" svg:width="25.197cm" svg:height="3.571cm" svg:x="1.397cm" svg:y="0.803cm" presentation:class="title" presentation:user-transformed="true">
          <draw:text-box>
            <text:p text:style-name="P1"><text:span text:style-name="T1">3. ELEMENTOS DE UNA HOJA DE CÁLCULO.</text:span></text:p>
          </draw:text-box>
        </draw:frame>
        <draw:frame presentation:style-name="pr4" draw:text-style-name="P8" draw:id="id28" draw:layer="layout" svg:width="25.197cm" svg:height="13.86cm" svg:x="1.397cm" svg:y="4.912cm" presentation:class="outline" presentation:user-transformed="true">
          <draw:text-box>
            <text:list text:style-name="L4">
              <text:list-header>
                <text:p text:style-name="P7"><text:span text:style-name="T7">PROTEGER</text:span><text:span text:style-name="T8"> UNA CELDA SIGNIFICA QUE NADIE PODRÁ ESCRIBIR EN ELLA.</text:span></text:p>
              </text:list-header>
            </text:list>
          </draw:text-box>
        </draw:frame>
        <anim:par presentation:node-type="timing-root">
          <anim:par smil:begin="id27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8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draw:id="id29">
        <office:forms form:automatic-focus="false" form:apply-design-mode="false"/>
        <draw:frame presentation:style-name="pr5" draw:text-style-name="P4" draw:layer="layout" svg:width="25.197cm" svg:height="3.571cm" svg:x="1.397cm" svg:y="0.803cm" presentation:class="title" presentation:user-transformed="true">
          <draw:text-box>
            <text:p text:style-name="P1"><text:span text:style-name="T1">3. ELEMENTOS DE UNA HOJA DE CÁLCULO.</text:span></text:p>
          </draw:text-box>
        </draw:frame>
        <draw:frame presentation:style-name="pr4" draw:text-style-name="P4" draw:id="id30" draw:layer="layout" svg:width="25.197cm" svg:height="13.86cm" svg:x="1.397cm" svg:y="4.912cm" presentation:class="outline" presentation:user-transformed="true">
          <draw:text-box>
            <text:list text:style-name="L4">
              <text:list-header>
                <text:p>PÁGINAS 160 Y 161 DEL LIBRO DE TEXTO: REALIZAR EJERCICIOS 11 Y 12, GRABARLOS COMO <text:span text:style-name="T7">PRÁCTICA5 </text:span><text:span text:style-name="T8">Y </text:span><text:span text:style-name="T7">PRÁCTICA6</text:span><text:span text:style-name="T8">, Y ENVIARLOS A TRAVÉS DE MENTOR.</text:span></text:p>
              </text:list-header>
            </text:list>
          </draw:text-box>
        </draw:frame>
        <anim:par presentation:node-type="timing-root">
          <anim:par smil:begin="id29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0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draw:id="id31">
        <office:forms form:automatic-focus="false" form:apply-design-mode="false"/>
        <draw:frame presentation:style-name="pr5" draw:text-style-name="P4" draw:layer="layout" svg:width="25.197cm" svg:height="3.571cm" svg:x="1.397cm" svg:y="0.803cm" presentation:class="title" presentation:user-transformed="true">
          <draw:text-box>
            <text:p text:style-name="P1"><text:span text:style-name="T1">3. ELEMENTOS DE UNA HOJA DE CÁLCULO.</text:span></text:p>
          </draw:text-box>
        </draw:frame>
        <draw:frame presentation:style-name="pr4" draw:text-style-name="P4" draw:id="id32" draw:layer="layout" svg:width="25.197cm" svg:height="13.86cm" svg:x="1.397cm" svg:y="4.912cm" presentation:class="outline" presentation:user-transformed="true">
          <draw:text-box>
            <text:list text:style-name="L4">
              <text:list-header>
                <text:p>PÁGINA 163 DEL LIBRO DE TEXTO: EJERCICIOS 13 Y 14, GUARDANDO LA TABLA (ES LA MISMA) COMO <text:span text:style-name="T7">PRÁCTICA7</text:span><text:span text:style-name="T8">, Y EJERCICIO 15 (</text:span><text:span text:style-name="T7">PRÁCTICA8)</text:span></text:p>
              </text:list-header>
            </text:list>
          </draw:text-box>
        </draw:frame>
        <anim:par presentation:node-type="timing-root">
          <anim:par smil:begin="id31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2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draw:id="id33">
        <office:forms form:automatic-focus="false" form:apply-design-mode="false"/>
        <draw:frame presentation:style-name="pr5" draw:text-style-name="P4" draw:layer="layout" svg:width="25.197cm" svg:height="3.571cm" svg:x="1.397cm" svg:y="0.803cm" presentation:class="title" presentation:user-transformed="true">
          <draw:text-box>
            <text:p text:style-name="P1"><text:span text:style-name="T1">3. ELEMENTOS DE UNA HOJA DE CÁLCULO.</text:span></text:p>
          </draw:text-box>
        </draw:frame>
        <draw:frame presentation:style-name="pr4" draw:text-style-name="P8" draw:id="id34" draw:layer="layout" svg:width="25.197cm" svg:height="13.86cm" svg:x="1.397cm" svg:y="4.912cm" presentation:class="outline" presentation:user-transformed="true">
          <draw:text-box>
            <text:list text:style-name="L4">
              <text:list-header>
                <text:p text:style-name="P7"><text:span text:style-name="T7">INSERTAR GRÁFICOS</text:span><text:span text:style-name="T8">: PARA INSERTAR DIAGRAMAS QUE REPRESENTEN GRÁFICAMENTE LOS NÚMEROS QUE ESTAMOS OBTENIENDO, PRIMERO SELECCIONAMOS CON EL RATÓN EL RANGO DE CELDAS QUE QUEREMOS REPRESENTAR, Y A CONTINUACIÓN, </text:span><text:span text:style-name="T7">INSERTAR-&gt;DIAGRAMA</text:span></text:p>
                <text:p text:style-name="P7"><text:span text:style-name="T8"/></text:p>
              </text:list-header>
            </text:list>
          </draw:text-box>
        </draw:frame>
        <anim:par presentation:node-type="timing-root">
          <anim:par smil:begin="id33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4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draw:id="id35">
        <office:forms form:automatic-focus="false" form:apply-design-mode="false"/>
        <draw:frame presentation:style-name="pr5" draw:text-style-name="P4" draw:layer="layout" svg:width="25.197cm" svg:height="3.571cm" svg:x="1.397cm" svg:y="0.803cm" presentation:class="title" presentation:user-transformed="true">
          <draw:text-box>
            <text:p text:style-name="P1"><text:span text:style-name="T1">3. ELEMENTOS DE UNA HOJA DE CÁLCULO.</text:span></text:p>
          </draw:text-box>
        </draw:frame>
        <draw:frame presentation:style-name="pr4" draw:text-style-name="P8" draw:id="id36" draw:layer="layout" svg:width="25.197cm" svg:height="13.86cm" svg:x="1.397cm" svg:y="4.912cm" presentation:class="outline" presentation:user-transformed="true">
          <draw:text-box>
            <text:list text:style-name="L4">
              <text:list-header>
                <text:p text:style-name="P7"><text:span text:style-name="T8">SI NO SELECCIONAMOS RANGO ALGUNO, EL GRÁFICO REPRESENTARÁ A TODOS LOS NÚMEROS PRESENTES EN LA TABLA</text:span></text:p>
                <text:p text:style-name="P7"><text:span text:style-name="T8">EN LA VENTANA DE DIÁLOGO SUBSIGUIENTE, IREMOS PERFILANDO LOS DISTINTOS ASPECTOS DEL GRÁFICO: TÍTULO, TIPO DE GRÁFICO, TÍTULOS DE LOS EJES, LEYENDAS...</text:span></text:p>
                <text:p text:style-name="P7"><text:span text:style-name="T8"/></text:p>
              </text:list-header>
            </text:list>
          </draw:text-box>
        </draw:frame>
        <anim:par presentation:node-type="timing-root">
          <anim:par smil:begin="id35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6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draw:id="id37">
        <office:forms form:automatic-focus="false" form:apply-design-mode="false"/>
        <draw:frame presentation:style-name="pr5" draw:text-style-name="P4" draw:layer="layout" svg:width="25.197cm" svg:height="3.571cm" svg:x="1.397cm" svg:y="0.803cm" presentation:class="title" presentation:user-transformed="true">
          <draw:text-box>
            <text:p text:style-name="P1"><text:span text:style-name="T1">3. ELEMENTOS DE UNA HOJA DE CÁLCULO.</text:span></text:p>
          </draw:text-box>
        </draw:frame>
        <draw:frame presentation:style-name="pr4" draw:text-style-name="P8" draw:id="id38" draw:layer="layout" svg:width="25.197cm" svg:height="13.86cm" svg:x="1.397cm" svg:y="4.912cm" presentation:class="outline" presentation:user-transformed="true">
          <draw:text-box>
            <text:list text:style-name="L4">
              <text:list-header>
                <text:p text:style-name="P7"><text:span text:style-name="T8">UNA </text:span><text:span text:style-name="T7">BASE DE DATOS</text:span><text:span text:style-name="T8"> ES UN CONJUNTO DE DATOS ORGANIZADOS EN REGISTROS, ORDENADOS POR FILAS Y COLUMNAS.</text:span></text:p>
                <text:p text:style-name="P7"><text:span text:style-name="T8">CON UNA HOJA DE CÁLCULO PODEMOS GENERAR BASES DE DATOS SENCILLAS.</text:span></text:p>
                <text:p text:style-name="P7"><text:span text:style-name="T8"/></text:p>
              </text:list-header>
            </text:list>
          </draw:text-box>
        </draw:frame>
        <anim:par presentation:node-type="timing-root">
          <anim:par smil:begin="id37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8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9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 draw:id="id39">
        <office:forms form:automatic-focus="false" form:apply-design-mode="false"/>
        <draw:frame presentation:style-name="pr5" draw:text-style-name="P4" draw:layer="layout" svg:width="25.197cm" svg:height="3.571cm" svg:x="1.397cm" svg:y="0.803cm" presentation:class="title" presentation:user-transformed="true">
          <draw:text-box>
            <text:p text:style-name="P1"><text:span text:style-name="T1">3. ELEMENTOS DE UNA HOJA DE CÁLCULO.</text:span></text:p>
          </draw:text-box>
        </draw:frame>
        <draw:frame presentation:style-name="pr4" draw:text-style-name="P8" draw:id="id40" draw:layer="layout" svg:width="25.197cm" svg:height="13.86cm" svg:x="1.397cm" svg:y="4.912cm" presentation:class="outline" presentation:user-transformed="true">
          <draw:text-box>
            <text:list text:style-name="L4">
              <text:list-header>
                <text:p text:style-name="P7"/>
                <text:p text:style-name="P7"><text:span text:style-name="T8"/></text:p>
                <text:p text:style-name="P7"><text:span text:style-name="T8"/></text:p>
              </text:list-header>
            </text:list>
          </draw:text-box>
        </draw:frame>
        <anim:par presentation:node-type="timing-root">
          <anim:par smil:begin="id39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0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 fo:padding-top="0cm" fo:padding-bottom="0cm" fo:padding-left="0cm" fo:padding-right="0cm">
        <text:list-style style:name="Predeterminad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fo:padding-top="0.078cm" fo:padding-bottom="0cm" fo:padding-left="0cm" fo:padding-right="0cm">
        <text:list-style style:name="Predeterminad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 fo:padding-top="0cm" fo:padding-bottom="0cm" fo:padding-left="0cm" fo:padding-right="0cm">
        <text:list-style style:name="Predeterminad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center" fo:text-indent="0cm" style:line-break="strict" style:writing-mode="lr-tb"/>
    </style:style>
    <style:style style:name="MP6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s" fo:country="E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3cm" svg:height="3.502cm" svg:x="1.397cm" svg:y="0.837cm" presentation:class="title" presentation:placeholder="true">
        <draw:text-box/>
      </draw:frame>
      <draw:frame presentation:style-name="Predeterminado-outline1" draw:layer="backgroundobjects" svg:width="25.193cm" svg:height="13.86cm" svg:x="1.397cm" svg:y="4.912cm" presentation:class="outline" presentation:placeholder="true">
        <draw:text-box/>
      </draw:frame>
      <draw:frame presentation:style-name="Mpr1" draw:text-style-name="MP4" draw:layer="backgroundobjects" svg:width="6.517cm" svg:height="1.443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2cm" svg:height="1.443cm" svg:x="9.578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6.518cm" svg:height="1.443cm" svg:x="20.077cm" svg:y="19.129cm" presentation:class="page-number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rect draw:style-name="Mgr3" draw:text-style-name="MP9" draw:layer="backgroundobjects" svg:width="21cm" svg:height="29.7cm" svg:x="0cm" svg:y="0cm">
          <text:p/>
        </draw:rect>
        <draw:page-thumbnail presentation:style-name="Predeterminado-title" draw:layer="backgroundobjects" svg:width="14.843cm" svg:height="11.131cm" svg:x="3.073cm" svg:y="2.258cm" presentation:class="page"/>
        <draw:frame presentation:style-name="Predeterminado-notes" draw:layer="backgroundobjects" svg:width="16.797cm" svg:height="13.362cm" svg:x="2.098cm" svg:y="14.106cm" presentation:class="notes" presentation:placeholder="true">
          <draw:text-box/>
        </draw:frame>
        <draw:frame presentation:style-name="Mpr4" draw:text-style-name="MP4" draw:layer="backgroundobjects" svg:width="9.11cm" svg:height="1.483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8" draw:layer="backgroundobjects" svg:width="9.111cm" svg:height="1.483cm" svg:x="11.883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6" draw:text-style-name="MP4" draw:layer="backgroundobjects" svg:width="9.11cm" svg:height="1.483cm" svg:x="0cm" svg:y="28.212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8" draw:layer="backgroundobjects" svg:width="9.111cm" svg:height="1.483cm" svg:x="11.883cm" svg:y="28.212cm" presentation:class="page-number">
          <draw:text-box>
            <text:p text:style-name="MP7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ula </meta:initial-creator>
    <meta:creation-date>2009-09-26T17:51:08</meta:creation-date>
    <dc:creator>Antonio Gómez</dc:creator>
    <dc:date>2010-01-06T18:29:26</dc:date>
    <meta:editing-cycles>32</meta:editing-cycles>
    <meta:editing-duration>PT05H04M51S</meta:editing-duration>
    <meta:generator>OpenOffice.org/3.1$Linux OpenOffice.org_project/310m19$Build-9420</meta:generator>
    <meta:document-statistic meta:object-count="102"/>
  </office:meta>
</office:document-meta>
</file>